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76mm"/>
    </style:style>
    <style:style style:name="co3" style:family="table-column">
      <style:table-column-properties fo:break-before="auto" style:column-width="137.3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4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number-columns-repeated="3" table:default-cell-style-name="ce2"/>
        <table:table-column table:style-name="co2" table:default-cell-style-name="ce2"/>
        <table:table-column table:style-name="co1" table:number-columns-repeated="2" table:default-cell-style-name="ce2"/>
        <table:table-column table:style-name="co3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Control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Kit</text:p>
          </table:table-cell>
          <table:table-cell table:style-name="ce1" office:value-type="string" calcext:value-type="string">
            <text:p>Engine</text:p>
          </table:table-cell>
          <table:table-cell table:style-name="ce1" office:value-type="string" calcext:value-type="string">
            <text:p>Insert</text:p>
          </table:table-cell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Function / Description</text:p>
          </table:table-cell>
          <table:table-cell table:style-name="ce1" table:number-columns-repeated="1017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number-columns-repeated="6"/>
          <table:table-cell table:style-name="ce2" table:number-columns-repeated="1018"/>
        </table:table-row>
        <table:table-row table:style-name="ro1">
          <table:table-cell table:number-columns-repeated="6"/>
          <table:table-cell table:style-name="ce1" office:value-type="string" calcext:value-type="string">
            <text:p>Top level controls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art number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Number of available parts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Key shift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Reset (clear all)</text:p>
          </table:table-cell>
          <table:table-cell table:number-columns-repeated="101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Stop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Vector control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xc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Base channel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xc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Options - <text:s/>Load, Save, Recent, Clear Chan, Clear All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xc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X controller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xc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X left instrument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xc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X right instrument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xc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X feature 0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xc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X feature 1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xc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X feature 2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xc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X feature 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xc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Y controller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xc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Y up instrument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xc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Y down instrument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xc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Y feature 0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xc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Y feature 1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xc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Y feature 2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xc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Y feature 3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Main part controls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Velocity offset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idi channel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ode – Poly, Mono, Legato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ortamento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Enable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inimum note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aximum note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inimum to last key press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aximum to last key press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ax number notes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Key shif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art to system effects 0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art to system effects 1</text:p>
          </table:table-cell>
          <table:table-cell table:number-columns-repeated="10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art to system effects 2</text:p>
          </table:table-cell>
          <table:table-cell table:number-columns-repeated="10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art to system effects 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Humanis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Set effects number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Clear key limit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Audio destination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Controllers</text:p>
          </table:table-cell>
          <table:table-cell table:number-columns-repeated="101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Volume range</text:p>
          </table:table-cell>
          <table:table-cell table:number-columns-repeated="101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Volume enable</text:p>
          </table:table-cell>
          <table:table-cell table:number-columns-repeated="101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anning width</text:p>
          </table:table-cell>
          <table:table-cell table:number-columns-repeated="101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od wheel depth</text:p>
          </table:table-cell>
          <table:table-cell table:number-columns-repeated="101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Exponential mod wheel</text:p>
          </table:table-cell>
          <table:table-cell table:number-columns-repeated="101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Bandwidth depth</text:p>
          </table:table-cell>
          <table:table-cell table:number-columns-repeated="101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Exponential bandwidth</text:p>
          </table:table-cell>
          <table:table-cell table:number-columns-repeated="101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Expression enable</text:p>
          </table:table-cell>
          <table:table-cell table:number-columns-repeated="101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FM amplitude enable</text:p>
          </table:table-cell>
          <table:table-cell table:number-columns-repeated="101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Sustain pedal enable</text:p>
          </table:table-cell>
          <table:table-cell table:number-columns-repeated="101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itch wheel range</text:p>
          </table:table-cell>
          <table:table-cell table:number-columns-repeated="101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Filter Q depth</text:p>
          </table:table-cell>
          <table:table-cell table:number-columns-repeated="101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Filter cutoff depth</text:p>
          </table:table-cell>
          <table:table-cell table:number-columns-repeated="101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ortamento time</text:p>
          </table:table-cell>
          <table:table-cell table:number-columns-repeated="101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ortamento time stretch</text:p>
          </table:table-cell>
          <table:table-cell table:number-columns-repeated="101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ortamento threshold type</text:p>
          </table:table-cell>
          <table:table-cell table:number-columns-repeated="101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Enable proportional portamento</text:p>
          </table:table-cell>
          <table:table-cell table:number-columns-repeated="101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roportional portamento rate</text:p>
          </table:table-cell>
          <table:table-cell table:number-columns-repeated="1017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roportional portamento depth</text:p>
          </table:table-cell>
          <table:table-cell table:number-columns-repeated="101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Enable portamento control</text:p>
          </table:table-cell>
          <table:table-cell table:number-columns-repeated="1017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Instrument edit window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xf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Addsynth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xf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SubSynth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xff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PadSynth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Humanis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Kit edit window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-&gt;</text:p>
          </table:table-cell>
          <table:table-cell table:number-columns-repeated="3"/>
          <table:table-cell table:style-name="ce3" office:value-type="string" calcext:value-type="string">
            <text:p>For controls 8 to 20 kit number is Ored with 0x2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enable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mute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minimum note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maximum note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clear key limit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Drum mode</text:p>
          </table:table-cell>
          <table:table-cell table:number-columns-repeated="101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Mode – Off, Multi, Single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AddSynth main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Coarse detune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Relative bandwidth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tereo</text:p>
          </table:table-cell>
          <table:table-cell table:number-columns-repeated="101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Random group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 Pop</text:p>
          </table:table-cell>
          <table:table-cell table:number-columns-repeated="101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strength</text:p>
          </table:table-cell>
          <table:table-cell table:number-columns-repeated="101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duration</text:p>
          </table:table-cell>
          <table:table-cell table:number-columns-repeated="101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Stretch</text:p>
          </table:table-cell>
          <table:table-cell table:number-columns-repeated="101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velocity sensing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AddSynth voice window – voice numbers 0 to 7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amplitude envelope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amplitude LFO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type – Off, Morph, Ring, PM, FM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1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xternal Modulator (from lower numbered voices)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qual temper variation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et voice base frequency to 440Hz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Coarse detune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end Adjust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ffset Hz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frequency envelope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frequency LFO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frequency spread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phase randomise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stereo spread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vibrato depth</text:p>
          </table:table-cell>
          <table:table-cell table:number-columns-repeated="101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vibrato speed</text:p>
          </table:table-cell>
          <table:table-cell table:number-columns-repeated="101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size – 2 to 50</text:p>
          </table:table-cell>
          <table:table-cell table:number-columns-repeated="101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enabl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amplitude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velocity sensitivity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HF damping</text:p>
          </table:table-cell>
          <table:table-cell table:number-columns-repeated="101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detune frequency</text:p>
          </table:table-cell>
          <table:table-cell table:number-columns-repeated="101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octave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detune type – Default, <text:s/>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coarse detune</text:p>
          </table:table-cell>
          <table:table-cell table:number-columns-repeated="101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oscillator phase</text:p>
          </table:table-cell>
          <table:table-cell table:number-columns-repeated="101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1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xternal modulator oscillator (from lower numbered voices)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lay</text:p>
          </table:table-cell>
          <table:table-cell table:number-columns-repeated="1017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ice enable</text:p>
          </table:table-cell>
          <table:table-cell table:number-columns-repeated="1017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Resonance enable (for this voice)</text:p>
          </table:table-cell>
          <table:table-cell table:number-columns-repeated="101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ice oscillator phase</text:p>
          </table:table-cell>
          <table:table-cell table:number-columns-repeated="101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1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xternal voice oscillator (from lower numbered voices)</text:p>
          </table:table-cell>
          <table:table-cell table:number-columns-repeated="101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SubSynth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ndwidth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ndwidth scale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bandwidth envelop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qual temper variation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et voice base frequency to 440Hz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Coarse detune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end Adjust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ffset Hz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1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2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3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osition – Harmonic, ShiftU, ShiftL, PowerU, PowerL, Sine, Power, Shift,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Filter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Filter stages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tart – Zero, Random, Maximum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Clear harmonics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tereo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Harmonics insert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xff</text:p>
          </table:table-cell>
          <table:table-cell table:style-name="ce4" office:value-type="string" calcext:value-type="string">
            <text:p>Point (control) amplitud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xff</text:p>
          </table:table-cell>
          <table:table-cell table:style-name="ce4" office:value-type="string" calcext:value-type="string">
            <text:p>Point (control) bandwidth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PadSynth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ndwidth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ndwidth scale – Normal, Equal Hz, Quarter, Half, 75%, 150%, Double,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Inverse half, Spectrum mode – Bandwidth, Discrete, Continuou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qual temper variation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et voice base frequency to 440Hz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Coarse detune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end Adjust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ffset Hz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1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2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3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osition – Harmonic, ShiftU, ShiftL, PowerU, PowerL, Sine, Power, Shif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se width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Frequency multiplier</text:p>
          </table:table-cell>
          <table:table-cell table:number-columns-repeated="101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stretch</text:p>
          </table:table-cell>
          <table:table-cell table:number-columns-repeated="101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frequency</text:p>
          </table:table-cell>
          <table:table-cell table:number-columns-repeated="101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ize</text:p>
          </table:table-cell>
          <table:table-cell table:number-columns-repeated="101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se type – Gauss, Square, Double Ecp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Autoscal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Harmonic base – C-2, G-2, C-3, G-3, C-4, G-4, C-5, G-5, G6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tereo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 Pop</text:p>
          </table:table-cell>
          <table:table-cell table:number-columns-repeated="101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strength</text:p>
          </table:table-cell>
          <table:table-cell table:number-columns-repeated="101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duration</text:p>
          </table:table-cell>
          <table:table-cell table:number-columns-repeated="101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Stretch</text:p>
          </table:table-cell>
          <table:table-cell table:number-columns-repeated="101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velocity sensing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Oscillators window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3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Engine is 0x80 + (0 to 7) for AddSynth voice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Engine is 0xC0 + (0 to 7) for AddSynth voice modulator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Engine is 2 for PadSynth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Phase randomness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pectrum adjus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Base function parameter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utoclear when base function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Use as base function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Waveshape parameter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Waveshape – None, Atan, Asym1, Pow, Sine Qnts, Zigzag, Lmt, LmtU, LmtL,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Ilmt, Clip, Asym2, Pow2, Sgm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ilter parameter 1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ilter parameter 2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pply filter before waveshape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ilter type – None, LP, HP1a, HP1b, BP1, BS1, LP2, HP2, BP2, BS2,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Cos, Sin, Lsh, S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odulation parameter 1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odulation parameter 2</text:p>
          </table:table-cell>
          <table:table-cell table:number-columns-repeated="10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odulation parameter 3</text:p>
          </table:table-cell>
          <table:table-cell table:number-columns-repeated="10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pectrum adjust parameter</text:p>
          </table:table-cell>
          <table:table-cell table:number-columns-repeated="10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Harmonic shift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lear harmonic shift</text:p>
          </table:table-cell>
          <table:table-cell table:number-columns-repeated="101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daptive harmonics parameter</text:p>
          </table:table-cell>
          <table:table-cell table:number-columns-repeated="101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daptive harmonics base frequency</text:p>
          </table:table-cell>
          <table:table-cell table:number-columns-repeated="101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daptive harmonics power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daptive harmonics type – Off, On, 2xSub, 2xAdd, 3xSub,3xAdd, 4xSub, 4xAdd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lear harmonics</text:p>
          </table:table-cell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onvert to sine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Harmonics inser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xff</text:p>
          </table:table-cell>
          <table:table-cell table:style-name="ce4" office:value-type="string" calcext:value-type="string">
            <text:p>Point (control) amplitu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xff</text:p>
          </table:table-cell>
          <table:table-cell table:style-name="ce4" office:value-type="string" calcext:value-type="string">
            <text:p>Point (control) phas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Resonance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ax dB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entre frequenc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Enable resonance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Interpolate peaks (both buttons)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Protect fundamental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lear graph</text:p>
          </table:table-cell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mooth graph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Graph Inser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ff</text:p>
          </table:table-cell>
          <table:table-cell table:style-name="ce3" office:value-type="string" calcext:value-type="string">
            <text:p>Point (control) amplitude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LFO insert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Engine is 0x80 + (0 to 7) for AddSynth voice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Engine is 0xC0 + (0 to 7) for AddSynth voice modulator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Engine is 2 for PadSynth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office:value-type="string" calcext:value-type="string">
            <text:p>Parameter 0 is Amplitude LFO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1 is Frequency LFO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2 is Filter LFO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equency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pth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lay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art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mplitude randomness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ype – Sine, Tri, Sqr, R.up, R.dn, E1dn, E2dn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ntinuous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equency randomness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retch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Filter parameters insert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entre frequency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Q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requency trackin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Velocity sense amount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Velocity sense function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Gain / damping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tages – 1x, 2x, 3x, 4x, 5x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Type – LPF1, HPF1, LPF2, HPF2, BPF2, NF2, PkF2, LSh2, HSh2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Formant editor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lowness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learness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requency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Q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mplitude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equence stretch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entre frequency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Number of formants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Vowel number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ormant number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equence siz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equence position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Vowel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Envelope inser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office:value-type="string" calcext:value-type="string">
            <text:p>Parameter 0 is Amplitude envelop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1 is Frequency envelop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2 is Filter envelop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3 is Bandwidth envelope (SubSynth only)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ttack valu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ttack time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cay value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cay time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ustain value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lease time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lease value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retch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orced release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velope is Linear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able freemode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Freemode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ustain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retch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orced releas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X value for point (parameter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Y value for point (parameter)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Insertion Effect Selector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ee note -&gt;</text:p>
          </table:table-cell>
          <table:table-cell table:number-columns-repeated="2"/>
          <table:table-cell table:style-name="ce3" office:value-type="string" calcext:value-type="string">
            <text:p>This will always be the effect number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xf2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 to 7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et effect number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xf2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 to 7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et effect type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xf2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 to 7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et effect destination (Master out, Off, Part 0 to 63)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System Effect Selector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ee note -&gt;</text:p>
          </table:table-cell>
          <table:table-cell table:number-columns-repeated="2"/>
          <table:table-cell table:style-name="ce3" office:value-type="string" calcext:value-type="string">
            <text:p>This will always be the effect number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xf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 to 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et effect number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xf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 to 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et effect type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Send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 to 3</text:p>
          </table:table-cell>
          <table:table-cell office:value-type="string" calcext:value-type="string">
            <text:p>0xf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 to 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From (engine) effect to next effec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Effect Insert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For system effects part number is 0xf1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For insertion effects part number is 0xf2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Normal part effects are 0 to 6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/>
          <table:table-cell table:style-name="Default"/>
          <table:table-cell/>
          <table:table-cell office:value-type="string" calcext:value-type="string">
            <text:p>Effect types are from 0x80 to 0x88 representing actual numbers 0 to 8.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e note -&gt;</text:p>
          </table:table-cell>
          <table:table-cell table:style-name="Default"/>
          <table:table-cell/>
          <table:table-cell office:value-type="string" calcext:value-type="string">
            <text:p>This is the number of the effect and dependent on the effect source.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 to 15</text:p>
          </table:table-cell>
          <table:table-cell table:number-columns-repeated="3"/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pends on actual effect.</text:p>
          </table:table-cell>
          <table:table-cell table:number-columns-repeated="1017"/>
        </table:table-row>
        <table:table-row table:style-name="ro1" table:number-rows-repeated="10481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1">00/00/0000</text:date>, <text:time style:data-style-name="N2" text:time-value="10:32:25.1703185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6-06-04T20:46:16.259639410</dc:date>
    <meta:editing-duration>PT18H6M25S</meta:editing-duration>
    <meta:editing-cycles>80</meta:editing-cycles>
    <meta:generator>LibreOffice/5.1.3.2$Linux_X86_64 LibreOffice_project/10m0$Build-2</meta:generator>
    <meta:document-statistic meta:table-count="1" meta:cell-count="2143" meta:object-count="0"/>
  </office:meta>
</office:document-meta>
</file>